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ccb" officeooo:paragraph-rsid="001a5ccb"/>
    </style:style>
    <style:style style:name="P2" style:family="paragraph" style:parent-style-name="Standard" style:list-style-name="L1">
      <style:text-properties officeooo:rsid="001a5ccb" officeooo:paragraph-rsid="001a5ccb"/>
    </style:style>
    <style:style style:name="P3" style:family="paragraph" style:parent-style-name="Standard" style:list-style-name="L2">
      <style:text-properties officeooo:rsid="001a5ccb" officeooo:paragraph-rsid="001a5ccb"/>
    </style:style>
    <style:style style:name="P4" style:family="paragraph" style:parent-style-name="Standard" style:list-style-name="L3">
      <style:text-properties officeooo:rsid="001a5ccb" officeooo:paragraph-rsid="001a5ccb"/>
    </style:style>
    <style:style style:name="P5" style:family="paragraph" style:parent-style-name="Standard" style:list-style-name="L1">
      <style:text-properties officeooo:paragraph-rsid="001a5ccb"/>
    </style:style>
    <style:style style:name="P6" style:family="paragraph" style:parent-style-name="Standard">
      <style:text-properties officeooo:paragraph-rsid="001a5ccb"/>
    </style:style>
    <style:style style:name="P7" style:family="paragraph" style:parent-style-name="Standard">
      <style:text-properties fo:font-weight="bold" officeooo:rsid="001c183b" officeooo:paragraph-rsid="001c183b" style:font-weight-asian="bold" style:font-weight-complex="bold"/>
    </style:style>
    <style:style style:name="P8" style:family="paragraph" style:parent-style-name="Standard" style:list-style-name="L2">
      <style:text-properties officeooo:paragraph-rsid="001a5ccb"/>
    </style:style>
    <style:style style:name="P9" style:family="paragraph" style:parent-style-name="Standard">
      <style:text-properties officeooo:rsid="001c183b" officeooo:paragraph-rsid="001c183b"/>
    </style:style>
    <style:style style:name="T1" style:family="text">
      <style:text-properties officeooo:rsid="001a5ccb"/>
    </style:style>
    <style:style style:name="T2" style:family="text">
      <style:text-properties fo:font-weight="bold" officeooo:rsid="001a5c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5cc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9267420905561447" text:style-name="L1">
        <text:list-item>
          <text:p text:style-name="P5"><text:span text:style-name="T1">Optimisé pour la structure de l’entrepot de données</text:span></text:p>
          <text:p text:style-name="P2"/>
        </text:list-item>
        <text:list-item>
          <text:p text:style-name="P2">Traitement de grands columes de données</text:p>
        </text:list-item>
        <text:list-item>
          <text:p text:style-name="P2">Transformations complexes</text:p>
        </text:list-item>
        <text:list-item>
          <text:p text:style-name="P2">Contrôle de la planification de l’éxecution</text:p>
        </text:list-item>
        <text:list-item>
          <text:p text:style-name="P2">Reutilisation <text:s/>de processus de transformations</text:p>
        </text:list-item>
        <text:list-item>
          <text:p text:style-name="P2">Developpements long et couteux</text:p>
        </text:list-item>
        <text:list-item>
          <text:p text:style-name="P2">Gestions des changements</text:p>
        </text:list-item>
      </text:list>
      <text:p text:style-name="P1"/>
      <text:p text:style-name="P1"/>
      <text:p text:style-name="P1"/>
      <text:p text:style-name="P6"><text:span text:style-name="T2">6-EAI (Entrepprise Application Integration)</text:span></text:p>
      <text:p text:style-name="P1"><text:span text:style-name="T4"/></text:p>
      <text:list xml:id="list6696068848823861241" text:style-name="L2">
        <text:list-item>
          <text:p text:style-name="P8"><text:span text:style-name="T4">gestion de l’organisation et la circulation de l’information entre des applications hétérogènes</text:span></text:p>
        </text:list-item>
        <text:list-item>
          <text:p text:style-name="P3"><text:span text:style-name="T3">Faire communiquer les différentes applications constituant le système d’infoormation de l’entreprise, voire même celles des clients, des partenaires ou des fournisseurs</text:span></text:p>
        </text:list-item>
      </text:list>
      <text:p text:style-name="P1"><text:span text:style-name="T3">Différence avec ETL</text:span></text:p>
      <text:p text:style-name="P1"><text:span text:style-name="T3"/></text:p>
      <text:list xml:id="list716297860108648074" text:style-name="L3">
        <text:list-item>
          <text:p text:style-name="P4"><text:span text:style-name="T3">Mode principal ; ETL→ Batch // EAI en pseudo temps réel</text:span></text:p>
        </text:list-item>
        <text:list-item>
          <text:p text:style-name="P4"><text:span text:style-name="T3">Orientation : ETL orienté données alors que EAI plutôt orienté Métier</text:span></text:p>
        </text:list-item>
        <text:list-item>
          <text:p text:style-name="P4"><text:span text:style-name="T3">Volumétrie : ETL peut traîter beaucoup plus de donnéees que EAI (15000000 contre 100000</text:span></text:p>
        </text:list-item>
        <text:list-item>
          <text:p text:style-name="P4"><text:span text:style-name="T3">Sources/cibles JDBC pour ETL et interapplication pour EAI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9"><text:span text:style-name="T3">ESB (Entreprise Service Bus)</text:span></text:p>
      <text:p text:style-name="P9"><text:span text:style-name="T3"/></text:p>
      <text:p text:style-name="P7">Défnition :</text:p>
      <text:p text:style-name="P7"><text:span text:style-name="T3">L’ESB peut être consdéré comme une nouvelle génération d’intégration d’applications d’entreprise (EAI) construite sur des standards comme XML, Java Message Service (JMS) ou encore les Services Web.</text:span></text:p>
      <text:p text:style-name="P7"><text:span text:style-name="T3"/></text:p>
      <text:p text:style-name="P7"><text:span text:style-name="T3">La différence majeure avec l’EAI est que l’ESB propose une intégration complètement distribuée grâce à l’utilisation des conteneurs de services </text:span></text:p>
      <text:p text:style-name="P7"><text:span text:style-name="T3">Ces « mini-serveurs » contiennent la logique d’intégration et peuvent être déposés n’importee où sur le réseau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6:30:03.090708903</meta:creation-date>
    <dc:date>2017-02-13T16:58:43.805346618</dc:date>
    <meta:editing-duration>PT7M34S</meta:editing-duration>
    <meta:editing-cycles>1</meta:editing-cycles>
    <meta:document-statistic meta:table-count="0" meta:image-count="0" meta:object-count="0" meta:page-count="1" meta:paragraph-count="21" meta:word-count="202" meta:character-count="1356" meta:non-whitespace-character-count="1186"/>
    <meta:generator>LibreOffice/5.1.4.2$Linux_X86_64 LibreOffice_project/10m0$Build-2</meta:generator>
  </office:meta>
</office:document-meta>
</file>